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05f" officeooo:paragraph-rsid="001ed05f"/>
    </style:style>
    <style:style style:name="P2" style:family="paragraph" style:parent-style-name="Standard">
      <style:text-properties fo:font-weight="bold" officeooo:rsid="001ed05f" officeooo:paragraph-rsid="001ed05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 File:</text:p>
      <text:p text:style-name="P1"/>
      <text:p text:style-name="P1"><text:s text:c="3"/>#!/bin/bash</text:p>
      <text:p text:style-name="P1"><text:s text:c="3"/>declare -a sample=(1 2 3 4 5 6 7)</text:p>
      <text:p text:style-name="P1"><text:s text:c="3"/>echo "${#sample[@]}"</text:p>
      <text:p text:style-name="P1"><text:s text:c="3"/>echo "${sample[@]}"</text:p>
      <text:p text:style-name="P1"><text:s text:c="3"/>echo "${sample[4]}"</text:p>
      <text:p text:style-name="P1"/>
      <text:p text:style-name="P1"><text:s/><text:span text:style-name="T1">Terminal:</text:span></text:p>
      <text:p text:style-name="P1"><text:s/></text:p>
      <text:p text:style-name="P1"><text:s text:c="3"/>krishna@krishna-HP-Laptop-15s-fq2xxx:~$ gedit assignment5.sh &amp;</text:p>
      <text:p text:style-name="P1"><text:s text:c="3"/>[1] 5742</text:p>
      <text:p text:style-name="P1"><text:s text:c="3"/>krishna@krishna-HP-Laptop-15s-fq2xxx:~$ chmod +x assignment5.sh </text:p>
      <text:p text:style-name="P1"><text:s text:c="3"/>krishna@krishna-HP-Laptop-15s-fq2xxx:~$ ./assignment5.sh</text:p>
      <text:p text:style-name="P1"><text:s text:c="2"/>7</text:p>
      <text:p text:style-name="P1"><text:s text:c="2"/>1 2 3 4 5 6 7</text:p>
      <text:p text:style-name="P1"><text:s text:c="2"/>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5:08:28.387863518</meta:creation-date>
    <dc:date>2023-09-21T15:10:26.519729221</dc:date>
    <meta:editing-duration>PT1M58S</meta:editing-duration>
    <meta:editing-cycles>1</meta:editing-cycles>
    <meta:document-statistic meta:table-count="0" meta:image-count="0" meta:object-count="0" meta:page-count="1" meta:paragraph-count="15" meta:word-count="40" meta:character-count="358" meta:non-whitespace-character-count="296"/>
    <meta:generator>LibreOffice/6.4.7.2$Linux_X86_64 LibreOffice_project/40$Build-2</meta:generator>
  </office:meta>
</office:document-meta>
</file>